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8dc" officeooo:paragraph-rsid="000788dc"/>
    </style:style>
    <style:style style:name="P2" style:family="paragraph" style:parent-style-name="Standard">
      <style:text-properties officeooo:rsid="0008e147" officeooo:paragraph-rsid="0008e1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Steps to Run CMT-nek (with particles) :</text:p>
      <text:p text:style-name="P1"/>
      <text:p text:style-name="P1">1. Download the latest CMT-nek code from the github repo.</text:p>
      <text:p text:style-name="P1">2. Extract it into a directory.</text:p>
      <text:p text:style-name="P1">3. Modify the makenek file present in the following path: nek/</text:p>
      <text:p text:style-name="P1">4. Make the following changes to the makenek file:</text:p>
      <text:p text:style-name="P1"><text:tab/>a. change the SOURCE ROOT to current path.</text:p>
      <text:p text:style-name="P1"><text:tab/>b. uncomment the “IFCMT = “true”” statement</text:p>
      <text:p text:style-name="P1">5. Copy the updated makenek file to the corresponding CMT example case you want to run (E.g.: copy to examples/CMT/part_swept/)</text:p>
      <text:p text:style-name="P1">6. Go to the corresponding example case directory</text:p>
      <text:p text:style-name="P2">7. Run the following commands:</text:p>
      <text:p text:style-name="P2"><text:tab/>a. genbox</text:p>
      <text:p text:style-name="P2"><text:tab/><text:tab/>Enter <text:s/>&lt;examplecase&gt;.box (it creates a box.rea file with the dimensions of the box geometry for the problem)</text:p>
      <text:p text:style-name="P2"><text:tab/>b. mv box.rea &lt;examplecase&gt;.rea</text:p>
      <text:p text:style-name="P2"><text:tab/>c. genmap</text:p>
      <text:p text:style-name="P2"><text:tab/><text:tab/>Enter filename (without .rea extension)</text:p>
      <text:p text:style-name="P2"><text:tab/><text:tab/>Enter 0.2 (It creates the &lt;examplecase&gt;.map file)</text:p>
      <text:p text:style-name="P2"><text:tab/>d. ./makenek &lt;examplecase&gt; (Compile the CMT-nek)</text:p>
      <text:p text:style-name="P2"><text:tab/>e. echo &lt;examplecase&gt; &gt; SESSION.NAME</text:p>
      <text:p text:style-name="P2"><text:tab/>f. echo `pwd`'/' &gt;&gt; SESSION.NAME</text:p>
      <text:p text:style-name="P2"><text:tab/>g. mkdir profiles</text:p>
      <text:p text:style-name="P2"><text:tab/>h. Run <text:s/>the nek5000 executable by mpirun or submit the job based on the type of scheduler</text:p>
      <text:p text:style-name="P2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0:27:24.000196932</meta:creation-date>
    <dc:date>2016-12-13T12:50:27.384010960</dc:date>
    <meta:editing-duration>PT52M42S</meta:editing-duration>
    <meta:editing-cycles>1</meta:editing-cycles>
    <meta:document-statistic meta:table-count="0" meta:image-count="0" meta:object-count="0" meta:page-count="1" meta:paragraph-count="22" meta:word-count="164" meta:character-count="1015" meta:non-whitespace-character-count="852"/>
    <meta:generator>LibreOffice/4.2.8.2$Linux_X86_64 LibreOffice_project/420m0$Build-2</meta:generator>
  </office:meta>
</office:document-meta>
</file>